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429cm" style:rel-column-width="9362*"/>
    </style:style>
    <style:style style:name="Tabla1.G" style:family="table-column">
      <style:table-column-properties style:column-width="2.429cm" style:rel-column-width="9363*"/>
    </style:style>
    <style:style style:name="Tabla1.A1" style:family="table-cell">
      <style:table-cell-properties fo:background-color="#99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G1" style:family="table-cell">
      <style:table-cell-properties fo:background-color="#9999ff" fo:padding="0.097cm" fo:border="0.05pt solid #000000">
        <style:background-image/>
      </style:table-cell-properties>
    </style:style>
    <style:style style:name="Tabla1.A2" style:family="table-cell">
      <style:table-cell-properties fo:background-color="#6666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.G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none" fo:border-top="none" fo:border-bottom="0.05pt solid #000000"/>
    </style:style>
    <style:style style:name="Tabla1.F6" style:family="table-cell">
      <style:table-cell-properties fo:padding="0.097cm" fo:border-left="0.05pt solid #000000" fo:border-right="none" fo:border-top="none" fo:border-bottom="0.05pt solid #000000"/>
    </style:style>
    <style:style style:name="Tabla1.G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weight="bold" officeooo:rsid="0013619c" officeooo:paragraph-rsid="0013619c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normal" officeooo:rsid="00118d0b" officeooo:paragraph-rsid="00118d0b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weight="normal" officeooo:rsid="0013619c" officeooo:paragraph-rsid="0013619c" style:font-weight-asian="normal" style:font-weight-complex="normal"/>
    </style:style>
    <style:style style:name="P6" style:family="paragraph" style:parent-style-name="Subtitle">
      <style:text-properties fo:font-weight="bold" style:font-weight-asian="bold" style:font-weight-complex="bold"/>
    </style:style>
    <style:style style:name="P7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text-align="start" style:justify-single-word="false"/>
      <style:text-properties fo:font-weight="normal" officeooo:rsid="00118d0b" officeooo:paragraph-rsid="00118d0b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weight="normal" officeooo:rsid="00160a38" officeooo:paragraph-rsid="00160a38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weight="normal" officeooo:rsid="0017dca8" officeooo:paragraph-rsid="0017dca8" style:font-weight-asian="normal" style:font-weight-complex="normal"/>
    </style:style>
    <style:style style:name="P13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font-name="Liberation Sans" fo:font-size="12pt" fo:letter-spacing="normal" fo:font-style="normal" fo:font-weight="normal" officeooo:rsid="00118d0b" officeooo:paragraph-rsid="00118d0b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ans" fo:font-size="12pt" fo:letter-spacing="normal" fo:font-style="normal" fo:font-weight="bold" officeooo:rsid="0013619c" officeooo:paragraph-rsid="0013619c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ans" fo:font-size="18pt" fo:letter-spacing="normal" fo:font-style="normal" fo:font-weight="bold" style:font-size-asian="18pt" style:font-weight-asian="bold" style:font-size-complex="18pt" style:font-weight-complex="bold"/>
    </style:style>
    <style:style style:name="P16" style:family="paragraph" style:parent-style-name="Text_20_body" style:list-style-name="L2">
      <style:text-properties fo:font-variant="normal" fo:text-transform="none" fo:color="#000000" style:font-name="Liberation Sans" fo:letter-spacing="normal" fo:font-style="normal" officeooo:rsid="0013619c" officeooo:paragraph-rsid="0013619c"/>
    </style:style>
    <style:style style:name="P17" style:family="paragraph" style:parent-style-name="Text_20_body">
      <style:text-properties fo:font-variant="normal" fo:text-transform="none" fo:color="#000000" style:font-name="Liberation Sans" fo:letter-spacing="normal" fo:font-style="normal" fo:font-weight="bold" officeooo:rsid="00149fae" officeooo:paragraph-rsid="00149fae" style:font-weight-asian="bold" style:font-weight-complex="bold"/>
    </style:style>
    <style:style style:name="P18" style:family="paragraph" style:parent-style-name="Text_20_body">
      <style:text-properties fo:font-variant="normal" fo:text-transform="none" fo:color="#000000" style:font-name="Liberation Sans" fo:letter-spacing="normal" fo:font-style="normal" fo:font-weight="bold" officeooo:rsid="00160a38" officeooo:paragraph-rsid="00160a38" style:font-weight-asian="bold" style:font-weight-complex="bold"/>
    </style:style>
    <style:style style:name="P19" style:family="paragraph" style:parent-style-name="Text_20_body">
      <style:text-properties fo:font-variant="normal" fo:text-transform="none" fo:color="#000000" style:font-name="Liberation Sans" fo:letter-spacing="normal" fo:font-style="normal" fo:font-weight="bold" officeooo:rsid="0017dca8" officeooo:paragraph-rsid="0017dca8" style:font-weight-asian="bold" style:font-weight-complex="bold"/>
    </style:style>
    <style:style style:name="P20" style:family="paragraph" style:parent-style-name="Text_20_body">
      <style:text-properties fo:font-variant="normal" fo:text-transform="none" fo:color="#000000" style:font-name="Liberation Sans" fo:letter-spacing="normal" fo:font-style="normal" fo:font-weight="normal" officeooo:rsid="0017dca8" officeooo:paragraph-rsid="0017dca8" style:font-weight-asian="normal" style:font-weight-complex="normal"/>
    </style:style>
    <style:style style:name="P21" style:family="paragraph" style:parent-style-name="Subtitle">
      <style:paragraph-properties fo:text-align="start" style:justify-single-word="false"/>
      <style:text-properties fo:font-variant="normal" fo:text-transform="none" fo:color="#000000" style:font-name="Liberation Sans" fo:font-size="18pt" fo:letter-spacing="normal" fo:font-style="normal" fo:font-weight="bold" style:font-size-asian="18pt" style:font-weight-asian="bold" style:font-size-complex="18pt" style:font-weight-complex="bold"/>
    </style:style>
    <style:style style:name="P22" style:family="paragraph" style:parent-style-name="Table_20_Contents">
      <style:text-properties officeooo:rsid="00149fae" officeooo:paragraph-rsid="00149fae"/>
    </style:style>
    <style:style style:name="P23" style:family="paragraph" style:parent-style-name="Table_20_Contents">
      <style:text-properties officeooo:rsid="00160a38" officeooo:paragraph-rsid="00160a38"/>
    </style:style>
    <style:style style:name="P24" style:family="paragraph" style:parent-style-name="Table_20_Contents">
      <style:text-properties officeooo:rsid="0017dca8" officeooo:paragraph-rsid="0017dca8"/>
    </style:style>
    <style:style style:name="T1" style:family="text">
      <style:text-properties fo:font-variant="normal" fo:text-transform="none" fo:color="#000000" style:font-name="Liberation Sans" fo:font-size="12pt" fo:letter-spacing="normal" fo:font-style="normal" fo:font-weight="bold" style:font-size-asian="12pt" style:font-weight-asian="bold" style:font-size-complex="12pt" style:font-weight-complex="bold"/>
    </style:style>
    <style:style style:name="T2" style:family="text">
      <style:text-properties officeooo:rsid="00118d0b" style:font-weight-asian="normal" style:font-weight-complex="normal"/>
    </style:style>
    <style:style style:name="T3" style:family="text">
      <style:text-properties officeooo:rsid="00149fa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60a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st de usabilidad</text:p>
      <text:p text:style-name="Text_20_body"/>
      <text:p text:style-name="P6">larambleta.com</text:p>
      <text:p text:style-name="P1"/>
      <text:p text:style-name="P7">Tareas</text:p>
      <text:p text:style-name="P4"/>
      <text:p text:style-name="P5">La web larambleta.com es la web de La Rambleta, un espacio de ocio dedicado a las artes escénicas, cine, música, gastronomía...</text:p>
      <text:p text:style-name="P5">El usuario tendrá que entrar en la web y realizar las siguientes tareas sin utilizar el buscador.</text:p>
      <text:p text:style-name="P2"/>
      <text:list xml:id="list967318957280477083" text:style-name="L1">
        <text:list-item>
          <text:p text:style-name="P10">Ver que hacen el dia 27 de diciembre.</text:p>
        </text:list-item>
        <text:list-item>
          <text:p text:style-name="P10">Comprar una entrada para el concierto de Mercromina.</text:p>
        </text:list-item>
        <text:list-item>
          <text:p text:style-name="P10">Buscar informacion sobre la cena de los sentidos.</text:p>
        </text:list-item>
        <text:list-item>
          <text:p text:style-name="P10">Ver la capacidad del auditorio.</text:p>
        </text:list-item>
        <text:list-item>
          <text:p text:style-name="P9"><text:span text:style-name="T2">Encontrar información sobre la exposición </text:span><text:span text:style-name="T1">Toys, de Syntetyk.</text:span></text:p>
        </text:list-item>
        <text:list-item>
          <text:p text:style-name="P13">Encontrar la carta de tapas.</text:p>
        </text:list-item>
      </text:list>
      <text:p text:style-name="P4"/>
      <text:p text:style-name="P14">Tiempos</text:p>
      <table:table table:name="Tabla1" table:style-name="Tabla1">
        <table:table-column table:style-name="Tabla1.A" table:number-columns-repeated="6"/>
        <table:table-column table:style-name="Tabla1.G"/>
        <table:table-row>
          <table:table-cell table:style-name="Tabla1.A1" office:value-type="string">
            <text:p text:style-name="P8">Usuario</text:p>
          </table:table-cell>
          <table:table-cell table:style-name="Tabla1.A1" office:value-type="string">
            <text:p text:style-name="P8">Tarea 1</text:p>
          </table:table-cell>
          <table:table-cell table:style-name="Tabla1.A1" office:value-type="string">
            <text:p text:style-name="P8">Tarea 2</text:p>
          </table:table-cell>
          <table:table-cell table:style-name="Tabla1.A1" office:value-type="string">
            <text:p text:style-name="P8">Tarea 3</text:p>
          </table:table-cell>
          <table:table-cell table:style-name="Tabla1.A1" office:value-type="string">
            <text:p text:style-name="P8">Tarea 4</text:p>
          </table:table-cell>
          <table:table-cell table:style-name="Tabla1.A1" office:value-type="string">
            <text:p text:style-name="P8">Tarea 5</text:p>
          </table:table-cell>
          <table:table-cell table:style-name="Tabla1.G1" office:value-type="string">
            <text:p text:style-name="P8">Tarea 6</text:p>
          </table:table-cell>
        </table:table-row>
        <table:table-row>
          <table:table-cell table:style-name="Tabla1.A2" office:value-type="string">
            <text:p text:style-name="P8">1 <text:s/><text:span text:style-name="T3">ISA</text:span></text:p>
          </table:table-cell>
          <table:table-cell table:style-name="Tabla1.F4" office:value-type="string">
            <text:p text:style-name="P22">40s</text:p>
          </table:table-cell>
          <table:table-cell table:style-name="Tabla1.F4" office:value-type="string">
            <text:p text:style-name="P22">19s</text:p>
          </table:table-cell>
          <table:table-cell table:style-name="Tabla1.F4" office:value-type="string">
            <text:p text:style-name="P22">55s</text:p>
          </table:table-cell>
          <table:table-cell table:style-name="Tabla1.F4" office:value-type="string">
            <text:p text:style-name="P22">23s</text:p>
          </table:table-cell>
          <table:table-cell table:style-name="Tabla1.F4" office:value-type="string">
            <text:p text:style-name="P22">27</text:p>
          </table:table-cell>
          <table:table-cell table:style-name="Tabla1.G4" office:value-type="string">
            <text:p text:style-name="P22">1:15</text:p>
          </table:table-cell>
        </table:table-row>
        <table:table-row>
          <table:table-cell table:style-name="Tabla1.A2" office:value-type="string">
            <text:p text:style-name="P8">2 <text:span text:style-name="T4"><text:s/></text:span><text:span text:style-name="T5">Remedios</text:span></text:p>
          </table:table-cell>
          <table:table-cell table:style-name="Tabla1.B3" office:value-type="string">
            <text:p text:style-name="P23">1min</text:p>
          </table:table-cell>
          <table:table-cell table:style-name="Tabla1.B3" office:value-type="string">
            <text:p text:style-name="P23">13s</text:p>
          </table:table-cell>
          <table:table-cell table:style-name="Tabla1.B3" office:value-type="string">
            <text:p text:style-name="P23">47s</text:p>
          </table:table-cell>
          <table:table-cell table:style-name="Tabla1.B3" office:value-type="string">
            <text:p text:style-name="P23">38s</text:p>
          </table:table-cell>
          <table:table-cell table:style-name="Tabla1.B3" office:value-type="string">
            <text:p text:style-name="P23">1:18 se rinde</text:p>
          </table:table-cell>
          <table:table-cell table:style-name="Tabla1.G3" office:value-type="string">
            <text:p text:style-name="P23">27s</text:p>
          </table:table-cell>
        </table:table-row>
        <table:table-row>
          <table:table-cell table:style-name="Tabla1.A2" office:value-type="string">
            <text:p text:style-name="P8">3 <text:s/><text:span text:style-name="T5">Miguel</text:span></text:p>
          </table:table-cell>
          <table:table-cell table:style-name="Tabla1.F4" office:value-type="string">
            <text:p text:style-name="P23">34s</text:p>
          </table:table-cell>
          <table:table-cell table:style-name="Tabla1.F4" office:value-type="string">
            <text:p text:style-name="P23">15s</text:p>
          </table:table-cell>
          <table:table-cell table:style-name="Tabla1.F4" office:value-type="string">
            <text:p text:style-name="P23">18s</text:p>
          </table:table-cell>
          <table:table-cell table:style-name="Tabla1.F4" office:value-type="string">
            <text:p text:style-name="P24">57s</text:p>
          </table:table-cell>
          <table:table-cell table:style-name="Tabla1.F4" office:value-type="string">
            <text:p text:style-name="P24">2:10</text:p>
          </table:table-cell>
          <table:table-cell table:style-name="Tabla1.G4" office:value-type="string">
            <text:p text:style-name="P24">32s</text:p>
          </table:table-cell>
        </table:table-row>
        <table:table-row>
          <table:table-cell table:style-name="Tabla1.A2" office:value-type="string">
            <text:p text:style-name="P8">4</text:p>
          </table:table-cell>
          <table:table-cell table:style-name="Tabla1.B3" office:value-type="string">
            <text:p text:style-name="Table_20_Contents"/>
          </table:table-cell>
          <table:table-cell table:style-name="Tabla1.B3" office:value-type="string">
            <text:p text:style-name="Table_20_Contents"/>
          </table:table-cell>
          <table:table-cell table:style-name="Tabla1.B3" office:value-type="string">
            <text:p text:style-name="Table_20_Contents"/>
          </table:table-cell>
          <table:table-cell table:style-name="Tabla1.B3" office:value-type="string">
            <text:p text:style-name="Table_20_Contents"/>
          </table:table-cell>
          <table:table-cell table:style-name="Tabla1.B3" office:value-type="string">
            <text:p text:style-name="Table_20_Contents"/>
          </table:table-cell>
          <table:table-cell table:style-name="Tabla1.G3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8">5</text:p>
          </table:table-cell>
          <table:table-cell table:style-name="Tabla1.F6" office:value-type="string">
            <text:p text:style-name="Table_20_Contents"/>
          </table:table-cell>
          <table:table-cell table:style-name="Tabla1.F6" office:value-type="string">
            <text:p text:style-name="Table_20_Contents"/>
          </table:table-cell>
          <table:table-cell table:style-name="Tabla1.F6" office:value-type="string">
            <text:p text:style-name="Table_20_Contents"/>
          </table:table-cell>
          <table:table-cell table:style-name="Tabla1.F6" office:value-type="string">
            <text:p text:style-name="Table_20_Contents"/>
          </table:table-cell>
          <table:table-cell table:style-name="Tabla1.F6" office:value-type="string">
            <text:p text:style-name="Table_20_Contents"/>
          </table:table-cell>
          <table:table-cell table:style-name="Tabla1.G6" office:value-type="string">
            <text:p text:style-name="Table_20_Contents"/>
          </table:table-cell>
        </table:table-row>
      </table:table>
      <text:p text:style-name="P3"/>
      <text:p text:style-name="P14">Observaciones</text:p>
      <text:p text:style-name="P11">Se pierde mucho espacio en la cabecera. No se ve el calendario. LA gente no se fija en que hay un historial de actividades pasadas.</text:p>
      <text:p text:style-name="P12">No se tiene en cuenta que volviendo a la pagina principal se puede encontrar mucho unto.</text:p>
      <text:p text:style-name="P3"/>
      <text:p text:style-name="P3"><text:soft-page-break/></text:p>
      <text:p text:style-name="P21">Cuestiones</text:p>
      <text:p text:style-name="P15"/>
      <text:list xml:id="list7963422341314737431" text:style-name="L2">
        <text:list-item>
          <text:p text:style-name="P16">¿Crees que te ha costado mucho tiempo realizar alguna tarea?¿Cual?</text:p>
        </text:list-item>
        <text:list-item>
          <text:p text:style-name="P16">¿Se han cargado rápido el acceso a las diferentes secciones?</text:p>
        </text:list-item>
        <text:list-item>
          <text:p text:style-name="P16">Sin mirar a la pantalla. ¿Como comprarías una entrada para un concierto determinado?</text:p>
        </text:list-item>
        <text:list-item>
          <text:p text:style-name="P16">Sin mirar a la pantalla ¿Como puedes saber que es La Rambleta?</text:p>
        </text:list-item>
        <text:list-item>
          <text:p text:style-name="P16">Sin mirar a la pantalla ¿Se puede cambiar de idioma el sitio?¿Como?</text:p>
        </text:list-item>
        <text:list-item>
          <text:p text:style-name="P16">Sin mirar a la pantalla ¿Donde se encuentran las actividades para niños?</text:p>
        </text:list-item>
        <text:list-item>
          <text:p text:style-name="P16">Dibuja la página principal. (Medir Tiempo)</text:p>
        </text:list-item>
        <text:list-item>
          <text:p text:style-name="P16">¿Te ha parecido fácil comprar una entrada?</text:p>
        </text:list-item>
        <text:list-item>
          <text:p text:style-name="P16">¿Están bien definidas las diferentes actividades?</text:p>
          <text:p text:style-name="P16"/>
        </text:list-item>
      </text:list>
      <text:p text:style-name="P17">CUESTIONES ISA</text:p>
      <text:p text:style-name="P17">1-<text:span text:style-name="T4"> Encontrar la carta de tapas</text:span></text:p>
      <text:p text:style-name="P17"><text:span text:style-name="T4">2- SI</text:span></text:p>
      <text:p text:style-name="P17"><text:span text:style-name="T4">3- programacion-&gt; entradas-&gt;elegir espectaculo-&gt;comprar</text:span></text:p>
      <text:p text:style-name="P17"><text:span text:style-name="T4">4- La rambleta-&gt;quienes somos-&gt;que hacemos</text:span></text:p>
      <text:p text:style-name="P17"><text:span text:style-name="T4">5- no</text:span></text:p>
      <text:p text:style-name="P17"><text:span text:style-name="T4">6- programacion-&gt;espectaculos-&gt;mirar uno a uno a ver</text:span></text:p>
      <text:p text:style-name="P17"><text:span text:style-name="T4">7- 51s</text:span></text:p>
      <text:p text:style-name="P17"><text:span text:style-name="T4">8- si</text:span></text:p>
      <text:p text:style-name="P17"><text:span text:style-name="T4">9- si</text:span></text:p>
      <text:p text:style-name="P18">Cuestiones Remedios</text:p>
      <text:p text:style-name="P18"><text:span text:style-name="T4">1- Buscar la cena de los sentidos.</text:span></text:p>
      <text:p text:style-name="P18"><text:span text:style-name="T4">2- si</text:span></text:p>
      <text:p text:style-name="P18"><text:span text:style-name="T4">3- Comprar entradas-&gt;buscar-&gt;comprar</text:span></text:p>
      <text:p text:style-name="P18"><text:span text:style-name="T4">4- Rambleta-&gt;que somos o algo asi</text:span></text:p>
      <text:p text:style-name="P18"><text:span text:style-name="T4">5- no me he dado cuenta</text:span></text:p>
      <text:p text:style-name="P18"><text:soft-page-break/><text:span text:style-name="T4">6- Programacion-&gt;nanorambleta</text:span></text:p>
      <text:p text:style-name="P18"><text:span text:style-name="T4">7- 47s</text:span></text:p>
      <text:p text:style-name="P18"><text:span text:style-name="T4">8- si</text:span></text:p>
      <text:p text:style-name="P18"><text:span text:style-name="T4">9- si</text:span></text:p>
      <text:p text:style-name="P19">Cuestiones Miguel</text:p>
      <text:p text:style-name="P20">1- La exposicion</text:p>
      <text:p text:style-name="P20">2- Si</text:p>
      <text:p text:style-name="P20">3- Compra de entradas-&gt;buscar concierto</text:p>
      <text:p text:style-name="P20">4- La rambleta-&gt;que somos</text:p>
      <text:p text:style-name="P20">5- Si. Dandole a las iniciales que salen en la esquina superior derecha. Castellano, valenciano, ingles.</text:p>
      <text:p text:style-name="P20">6- Me rindo.</text:p>
      <text:p text:style-name="P20">7- 2:52</text:p>
      <text:p text:style-name="P20">8- si</text:p>
      <text:p text:style-name="P20">9- s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GL </meta:initial-creator>
    <meta:creation-date>2014-11-27T16:48:59.501638426</meta:creation-date>
    <dc:date>2014-12-03T22:47:41.922095065</dc:date>
    <dc:creator>DavidGL </dc:creator>
    <meta:editing-duration>PT1M24S</meta:editing-duration>
    <meta:editing-cycles>2</meta:editing-cycles>
    <meta:generator>LibreOffice/4.2.7.2$Linux_X86_64 LibreOffice_project/420m0$Build-2</meta:generator>
    <meta:document-statistic meta:table-count="1" meta:image-count="0" meta:object-count="0" meta:page-count="3" meta:paragraph-count="86" meta:word-count="383" meta:character-count="2126" meta:non-whitespace-character-count="1841"/>
  </office:meta>
</office:document-meta>
</file>